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un number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mean cluster width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8.5" calcext:value-type="float">
            <text:p>8.5</text:p>
          </table:table-cell>
          <table:table-cell office:value-type="float" office:value="1.30305" calcext:value-type="float">
            <text:p>1.30305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11.5" calcext:value-type="float">
            <text:p>11.5</text:p>
          </table:table-cell>
          <table:table-cell office:value-type="float" office:value="1.39263" calcext:value-type="float">
            <text:p>1.3926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0.5" calcext:value-type="float">
            <text:p>10.5</text:p>
          </table:table-cell>
          <table:table-cell office:value-type="float" office:value="1.36391" calcext:value-type="float">
            <text:p>1.36391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12.5" calcext:value-type="float">
            <text:p>12.5</text:p>
          </table:table-cell>
          <table:table-cell office:value-type="float" office:value="1.4429" calcext:value-type="float">
            <text:p>1.4429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9.9" calcext:value-type="float">
            <text:p>9.9</text:p>
          </table:table-cell>
          <table:table-cell office:value-type="float" office:value="1.34748" calcext:value-type="float">
            <text:p>1.34748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7.8" calcext:value-type="float">
            <text:p>7.8</text:p>
          </table:table-cell>
          <table:table-cell office:value-type="float" office:value="1.28453" calcext:value-type="float">
            <text:p>1.28453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6.2" calcext:value-type="float">
            <text:p>6.2</text:p>
          </table:table-cell>
          <table:table-cell office:value-type="float" office:value="1.24186" calcext:value-type="float">
            <text:p>1.24186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1.3" calcext:value-type="float">
            <text:p>1.3</text:p>
          </table:table-cell>
          <table:table-cell office:value-type="float" office:value="1.13146" calcext:value-type="float">
            <text:p>1.13146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.1" calcext:value-type="float">
            <text:p>8.1</text:p>
          </table:table-cell>
          <table:table-cell office:value-type="float" office:value="1.30658" calcext:value-type="float">
            <text:p>1.30658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9.2" calcext:value-type="float">
            <text:p>9.2</text:p>
          </table:table-cell>
          <table:table-cell office:value-type="float" office:value="1.33238" calcext:value-type="float">
            <text:p>1.33238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3.1" calcext:value-type="float">
            <text:p>3.1</text:p>
          </table:table-cell>
          <table:table-cell office:value-type="float" office:value="1.1687" calcext:value-type="float">
            <text:p>1.1687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10.2" calcext:value-type="float">
            <text:p>10.2</text:p>
          </table:table-cell>
          <table:table-cell office:value-type="float" office:value="1.35657" calcext:value-type="float">
            <text:p>1.35657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7" calcext:value-type="float">
            <text:p>7</text:p>
          </table:table-cell>
          <table:table-cell office:value-type="float" office:value="1.26652" calcext:value-type="float">
            <text:p>1.26652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1.3842" calcext:value-type="float">
            <text:p>1.3842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  <table:table-cell office:value-type="float" office:value="1.51062" calcext:value-type="float">
            <text:p>1.51062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1.6" calcext:value-type="float">
            <text:p>1.6</text:p>
          </table:table-cell>
          <table:table-cell office:value-type="float" office:value="1.13902" calcext:value-type="float">
            <text:p>1.13902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1.14509" calcext:value-type="float">
            <text:p>1.14509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2.7" calcext:value-type="float">
            <text:p>2.7</text:p>
          </table:table-cell>
          <table:table-cell office:value-type="float" office:value="1.15712" calcext:value-type="float">
            <text:p>1.15712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3.1" calcext:value-type="float">
            <text:p>3.1</text:p>
          </table:table-cell>
          <table:table-cell office:value-type="float" office:value="1.16706" calcext:value-type="float">
            <text:p>1.16706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4.2" calcext:value-type="float">
            <text:p>4.2</text:p>
          </table:table-cell>
          <table:table-cell office:value-type="float" office:value="1.19174" calcext:value-type="float">
            <text:p>1.19174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13.3" calcext:value-type="float">
            <text:p>13.3</text:p>
          </table:table-cell>
          <table:table-cell office:value-type="float" office:value="1.45837" calcext:value-type="float">
            <text:p>1.45837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13.9" calcext:value-type="float">
            <text:p>13.9</text:p>
          </table:table-cell>
          <table:table-cell office:value-type="float" office:value="1.48171" calcext:value-type="float">
            <text:p>1.48171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1.8" calcext:value-type="float">
            <text:p>1.8</text:p>
          </table:table-cell>
          <table:table-cell office:value-type="float" office:value="1.14139" calcext:value-type="float">
            <text:p>1.14139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1.5" calcext:value-type="float">
            <text:p>1.5</text:p>
          </table:table-cell>
          <table:table-cell office:value-type="float" office:value="1.13889" calcext:value-type="float">
            <text:p>1.13889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3.6" calcext:value-type="float">
            <text:p>3.6</text:p>
          </table:table-cell>
          <table:table-cell office:value-type="float" office:value="1.18353" calcext:value-type="float">
            <text:p>1.18353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4.6" calcext:value-type="float">
            <text:p>4.6</text:p>
          </table:table-cell>
          <table:table-cell office:value-type="float" office:value="1.20211" calcext:value-type="float">
            <text:p>1.20211</text:p>
          </table:table-cell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6.6" calcext:value-type="float">
            <text:p>6.6</text:p>
          </table:table-cell>
          <table:table-cell office:value-type="float" office:value="1.25644" calcext:value-type="float">
            <text:p>1.25644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30305" calcext:value-type="float">
            <text:p>1.3030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39263" calcext:value-type="float">
            <text:p>1.3926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36391" calcext:value-type="float">
            <text:p>1.3639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4429" calcext:value-type="float">
            <text:p>1.442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34748" calcext:value-type="float">
            <text:p>1.3474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28453" calcext:value-type="float">
            <text:p>1.2845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24186" calcext:value-type="float">
            <text:p>1.241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13146" calcext:value-type="float">
            <text:p>1.1314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30658" calcext:value-type="float">
            <text:p>1.3065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33238" calcext:value-type="float">
            <text:p>1.3323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1687" calcext:value-type="float">
            <text:p>1.168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35657" calcext:value-type="float">
            <text:p>1.35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6652" calcext:value-type="float">
            <text:p>1.26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842" calcext:value-type="float">
            <text:p>1.3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1062" calcext:value-type="float">
            <text:p>1.5106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13902" calcext:value-type="float">
            <text:p>1.13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509" calcext:value-type="float">
            <text:p>1.1450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15712" calcext:value-type="float">
            <text:p>1.1571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16706" calcext:value-type="float">
            <text:p>1.167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19174" calcext:value-type="float">
            <text:p>1.1917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45837" calcext:value-type="float">
            <text:p>1.4583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48171" calcext:value-type="float">
            <text:p>1.4817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4139" calcext:value-type="float">
            <text:p>1.1413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13889" calcext:value-type="float">
            <text:p>1.1388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18353" calcext:value-type="float">
            <text:p>1.1835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20211" calcext:value-type="float">
            <text:p>1.2021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.25644" calcext:value-type="float">
            <text:p>1.25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8:44:21.611559663</meta:creation-date>
    <dc:date>2020-07-14T19:27:30.170004592</dc:date>
    <meta:editing-duration>PT22M20S</meta:editing-duration>
    <meta:editing-cycles>4</meta:editing-cycles>
    <meta:generator>LibreOffice/5.3.6.1$Linux_X86_64 LibreOffice_project/30$Build-1</meta:generator>
    <meta:document-statistic meta:table-count="2" meta:cell-count="138" meta:object-count="0"/>
  </office:meta>
</office:document-meta>
</file>